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iti TC Light" svg:font-family="Heiti TC Light"/>
  </office:font-face-decls>
  <office:automatic-styles>
    <style:style style:name="P1" style:family="paragraph" style:parent-style-name="Standard">
      <style:text-properties style:font-name="Heiti TC Light" fo:font-size="12.0pt" fo:background-color="#868686"/>
    </style:style>
    <style:style style:name="P2" style:family="paragraph" style:parent-style-name="Standard">
      <style:paragraph-properties fo:margin-bottom="0.1667in"/>
      <style:text-properties style:font-name="Heiti TC Light" fo:font-size="12.0pt" fo:background-color="#ececec"/>
    </style:style>
    <style:style style:name="T1" style:family="text">
      <style:text-properties fo:color="#052726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李鑑慧     |   <text:a xlink:type="simple" xlink:href="http://palinfo.habago.org/Entry?Command=Information_PrintForum#FORUM40404"><text:span text:style-name="T1">#</text:span></text:a></text:p>
      <text:p text:style-name="P2">親系譜的信仰</text:p>
      <text:p text:style-name="P2">作者：亨利．梭特（Henry Salt）</text:p>
      <text:p text:style-name="P2"/>
      <text:p text:style-name="P2">出處：前言，《親系譜的信仰》（The Creed of Kinship , London: Constable &amp;Co., 1935.）</text:p>
      <text:p text:style-name="P2"/>
      <text:p text:style-name="P2">翻譯：李鑑慧</text:p>
      <text:p text:style-name="P2"/>
      <text:p text:style-name="P2">人道主義的書籍通常頂多宣揚單一的所謂人道目標，如和平主義、社會主義或是動物權。但在我看來，這些理想都為一種親系譜的感情（sense of kinship）所激發，它們若無法被整體看待的話，將不會達到最後的成功。親系譜的信仰（the Creed of Kinship），在我看來，本是一個宗教，且是眾多宗教中最偉大的。</text:p>
      <text:p text:style-name="P2"/>
      <text:p text:style-name="P2">人道聯盟近三十年來的工作，就是出於這個想法。我們指出了存在於社會中的野蠻與殘酷，有一段時間，甚至也取得些許認同，但第一次世界大戰的來臨卻又摧毀了我們小小的成就。在這本書中，我將試圖重述人道聯盟的原則。當然，我明白，這將不是左右逢源的想法。我也很清楚，我們不是需要數年，而是需要數個世代，才有辦法讓人們嚴肅看待我所談的這個信仰。然而，在世界前方還有無限的未來，我不認為我們的工作會白費。</text:p>
      <text:p text:style-name="P2"/>
      <text:p text:style-name="P2">由於本書篇幅所限，我無法談到眾多曾經致力於人道目標的思想家所做的貢獻，唯書末提及詩人雪萊時，我展示了過往世代如何預見那屬於未來的良心和智慧。在雪萊所想見的「野蠻」與「人道」兩種相抗勢力這想法中，我們彷彿見到唯一能夠理性解釋這個世界的唯一線索。</text:p>
      <text:p text:style-name="P2"/>
      <text:p text:style-name="P2">有些評論家或許會認為我對同志陳義過高，而且現實也不需要我們做如此無謂的討論。但我卻不這麼認為，簡單說：這才是一切事務的要義。我當然不否認在現階段，或許也包括很長遠的未來，我們需要有獨立的人道團體，各司其職，各行其事；然而在這點認知之外，至少在思想上，我們應該採取一個更長遠的眼光，試圖想像哪些同性質的改革目標，儘管現階段不適於提出，往後卻必將實現。我認為，我們的運動已經進展到一個關鍵階段，在這個階段，整體性地理解我們的目標將是當務之急，這也是我對那些期望我單獨宣揚和平主義、社會主義、素食主義或是其它智識與倫理改革的讀者所做的解釋。所有這些具有同根源的目標，在這本書中，我都將之納入人道主義這個信條底下來討論。</text:p>
      <text:p text:style-name="P2"/>
      <text:p text:style-name="P2">曾經，當有一位帶有敵意的記者說我是「怪胎的總集合」時，我還感到受寵若驚呢。他顯然是嘲笑我不單宣揚 A 目標或 B 目標，而是所有的人道目標，但這也正是我的目的。我期盼各個偉大目標的匯流與融合；我在意的不是那些緊守舊信條、對改革事物毫無興趣的無可救藥的人們，反而是那些只見到問題一隅，如社會主義或動物福利問題，但卻無法掌握問題整體意義與重要性的「殘缺的人道主義者」（part-humanitarianisms）。當下存在一個有趣但卻令人難過的現象，那就是，改革者有時彼此疑懼，如社會主義者疑懼動保人士，動保人士疑懼社會主義者，或是和平主義者兩個都疑懼。也因此，這屬於未來的信條包含了現階段仍被分別看待的信仰；而我的論點就是，只有當它們能夠能合一被看待時，它們才有辦法真正被理解—思想上的包羅萬象比掛一漏萬還更接近理性。真正的怪人不是那些整體研究社會課題的人，而是那些偶爾蜻蜓點水，實際上卻拒絕真正理解問題的人。</text:p>
      <text:p text:style-name="P2"/>
      <text:p text:style-name="P2">我想用最簡短的話語，將這本書的結論條列如下：</text:p>
      <text:p text:style-name="P2"/>
      <text:p text:style-name="P2">1.我們現階段所謂的「文明」只是一種「修辭」(manner of speaking)，實際上，它與我們可能想見的境界相比，仍處粗陋狀態。</text:p>
      <text:p text:style-name="P2"/>
      <text:p text:style-name="P2">2.任何真實道德的基礎，都必須建立在所有生命間的一種親系譜的感情上。</text:p>
      <text:p text:style-name="P2"/>
      <text:p text:style-name="P2">3.我們無法有恆久的國家福祉，除非貧富間的巨大差異能夠消除。</text:p>
      <text:p text:style-name="P2"/>
      <text:p text:style-name="P2">4.我們無法止息戰爭，除非我們不再頌揚從戎之英勇。</text:p>
      <text:p text:style-name="P2"/>
      <text:p text:style-name="P2">5.我們必須從此開始討論「動物的權利」；殘酷的運動、動物實驗以及肉食與文明生活皆不相容。</text:p>
      <text:p text:style-name="P2"/>
      <text:p text:style-name="P2">6.「思想自由」是進步所不可或缺的，而那屬於未來的信仰就是親系譜的信仰，人與動物關係間的憲章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61.61</meta:generator>
  </office:meta>
</office:document-meta>
</file>